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fo:orphans="2" fo:widows="2" style:page-number="auto" fo:background-color="#f5f5f5">
        <style:background-image/>
      </style:paragraph-properties>
    </style:style>
    <style:style style:name="P2" style:family="paragraph" style:parent-style-name="Standard">
      <style:paragraph-properties fo:text-align="start" style:justify-single-word="false" fo:orphans="2" fo:widows="2" fo:background-color="#ffffff">
        <style:background-image/>
      </style:paragraph-properties>
      <style:text-properties style:use-window-font-color="true" style:font-name="Times New Roman" fo:font-size="12pt" style:letter-kerning="false" style:font-name-asian="宋体1" style:font-size-asian="12pt" style:font-name-complex="Times New Roman1" style:font-size-complex="10pt"/>
    </style:style>
    <style:style style:name="P3" style:family="paragraph" style:parent-style-name="Standard">
      <style:paragraph-properties fo:text-align="start" style:justify-single-word="false" fo:orphans="2" fo:widows="2" fo:background-color="#ffffff">
        <style:background-image/>
      </style:paragraph-properties>
      <style:text-properties style:use-window-font-color="true" style:font-name="Times New Roman" fo:font-size="12pt" style:letter-kerning="false" style:font-name-asian="宋体1" style:font-size-asian="12pt" style:font-name-complex="宋体1" style:font-size-complex="10pt"/>
    </style:style>
    <style:style style:name="P4" style:family="paragraph" style:parent-style-name="Standard">
      <style:paragraph-properties fo:text-align="start" style:justify-single-word="false" fo:orphans="2" fo:widows="2" fo:background-color="#ffffff">
        <style:background-image/>
      </style:paragraph-properties>
      <style:text-properties style:use-window-font-color="tru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.767cm" style:auto-text-indent="false" fo:background-color="#ffffff">
        <style:background-image/>
      </style:paragraph-properties>
      <style:text-properties style:use-window-font-color="tru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.767cm" style:auto-text-indent="false" fo:background-color="#ffffff">
        <style:background-image/>
      </style:paragraph-properties>
      <style:text-properties style:use-window-font-color="true" style:font-name="Times New Roman" fo:font-size="12pt" style:letter-kerning="false" style:font-name-asian="宋体1" style:font-size-asian="12pt" style:font-name-complex="Times New Roman1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.847cm" style:auto-text-indent="false" fo:background-color="#ffffff">
        <style:background-image/>
      </style:paragraph-properties>
      <style:text-properties style:use-window-font-color="tru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.847cm" style:auto-text-indent="false" fo:background-color="#ffffff">
        <style:background-image/>
      </style:paragraph-properties>
      <style:text-properties style:use-window-font-color="true" style:font-name="Times New Roman" fo:font-size="12pt" style:letter-kerning="false" style:font-name-asian="宋体1" style:font-size-asian="12pt" style:font-name-complex="Times New Roman1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.82cm" style:auto-text-indent="false" fo:background-color="#ffffff">
        <style:background-image/>
      </style:paragraph-properties>
      <style:text-properties style:use-window-font-color="tru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.82cm" style:auto-text-indent="false" fo:background-color="#ffffff">
        <style:background-image/>
      </style:paragraph-properties>
      <style:text-properties style:use-window-font-color="true" style:font-name="Times New Roman" fo:font-size="12pt" style:letter-kerning="false" style:font-name-asian="宋体1" style:font-size-asian="12pt" style:font-name-complex="Times New Roman1" style:font-size-complex="10pt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paragraph-properties fo:text-align="start" style:justify-single-word="false" fo:orphans="2" fo:widows="2" fo:background-color="#f5f5f5">
        <style:background-image/>
      </style:paragraph-properties>
    </style:style>
    <style:style style:name="T1" style:family="text">
      <style:text-properties fo:color="#000080" style:font-name="Verdana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2" style:family="text">
      <style:text-properties style:font-name="Verdana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3" style:family="text">
      <style:text-properties style:font-name="Times New Roman" fo:font-size="12pt" style:letter-kerning="false" style:font-name-asian="宋体1" style:font-size-asian="12pt" style:font-name-complex="宋体1" style:font-size-complex="10pt"/>
    </style:style>
    <style:style style:name="T4" style:family="text">
      <style:text-properties style:font-name="Times New Roman" fo:font-size="12pt" style:letter-kerning="false" style:font-name-asian="宋体1" style:font-size-asian="12pt" style:font-name-complex="Times New Roman1" style:font-size-complex="10pt"/>
    </style:style>
    <style:style style:name="T5" style:family="text">
      <style:text-properties fo:color="#ff0000" style:font-name="Times New Roman" fo:font-size="12pt" style:letter-kerning="false" style:font-name-asian="宋体1" style:font-size-asian="12pt" style:font-name-complex="Times New Roman1" style:font-size-complex="10pt"/>
    </style:style>
    <style:style style:name="T6" style:family="text">
      <style:text-properties fo:color="#ff0000" style:font-name="Times New Roman" fo:font-size="12pt" style:letter-kerning="false" style:font-name-asian="宋体1" style:font-size-asian="12pt" style:font-name-complex="宋体1" style:font-size-complex="10pt"/>
    </style:style>
    <style:style style:name="T7" style:family="text">
      <style:text-properties fo:color="#0000ff" style:font-name="Times New Roman" fo:font-size="12pt" style:letter-kerning="false" style:font-name-asian="宋体1" style:font-size-asian="12pt" style:font-name-complex="Times New Roman1" style:font-size-complex="10pt"/>
    </style:style>
    <style:style style:name="T8" style:family="text">
      <style:text-properties fo:color="#ff00ff" style:font-name="Times New Roman" fo:font-size="12pt" style:letter-kerning="false" style:font-name-asian="宋体1" style:font-size-asian="12pt" style:font-name-complex="Times New Roman1" style:font-size-complex="10pt"/>
    </style:style>
    <style:style style:name="T9" style:family="text">
      <style:text-properties fo:color="#ff00ff" style:font-name="Times New Roman" fo:font-size="12pt" style:letter-kerning="false" style:font-name-asian="宋体1" style:font-size-asian="12pt" style:font-name-complex="宋体1" style:font-size-complex="10pt"/>
    </style:style>
    <style:style style:name="T10" style:family="text">
      <style:text-properties fo:color="#5f497a" style:font-name="Times New Roman" fo:font-size="12pt" style:letter-kerning="false" style:font-name-asian="宋体1" style:font-size-asian="12pt" style:font-name-complex="Times New Roman1" style:font-size-complex="10pt"/>
    </style:style>
    <style:style style:name="T11" style:family="text">
      <style:text-properties fo:color="#d99594" style:font-name="Times New Roman" fo:font-size="12pt" style:letter-kerning="false" style:font-name-asian="宋体1" style:font-size-asian="12pt" style:font-name-complex="Times New Roman1" style:font-size-complex="10pt"/>
    </style:style>
    <style:style style:name="T12" style:family="text">
      <style:text-properties fo:color="#d99594" style:font-name="Times New Roman" fo:font-size="12pt" style:letter-kerning="false" style:font-name-asian="宋体1" style:font-size-asian="12pt" style:font-name-complex="宋体1" style:font-size-complex="10pt"/>
    </style:style>
    <style:style style:name="T13" style:family="text">
      <style:text-properties fo:color="#00b050" style:font-name="Times New Roman" fo:font-size="12pt" style:letter-kerning="false" style:font-name-asian="宋体1" style:font-size-asian="12pt" style:font-name-complex="Times New Roman1" style:font-size-complex="10pt"/>
    </style:style>
    <style:style style:name="T14" style:family="text">
      <style:text-properties fo:color="#00b050" style:font-name="Times New Roman" fo:font-size="12pt" style:letter-kerning="false" style:font-name-asian="宋体1" style:font-size-asian="12pt" style:font-name-complex="宋体1" style:font-size-complex="10pt"/>
    </style:style>
    <style:style style:name="T15" style:family="text">
      <style:text-properties fo:color="#f79646" style:font-name="Times New Roman" fo:font-size="12pt" style:letter-kerning="false" style:font-name-asian="宋体1" style:font-size-asian="12pt" style:font-name-complex="Times New Roman1" style:font-size-complex="10pt"/>
    </style:style>
    <style:style style:name="T16" style:family="text">
      <style:text-properties fo:color="#e36c0a" style:font-name="Times New Roman" fo:font-size="12pt" style:letter-kerning="false" style:font-name-asian="宋体1" style:font-size-asian="12pt" style:font-name-complex="Times New Roman1" style:font-size-complex="10pt"/>
    </style:style>
    <style:style style:name="T17" style:family="text">
      <style:text-properties fo:color="#943634" style:font-name="Times New Roman" fo:font-size="12pt" style:letter-kerning="false" style:font-name-asian="宋体1" style:font-size-asian="12pt" style:font-name-complex="宋体1" style:font-size-complex="10pt"/>
    </style:style>
    <style:style style:name="T18" style:family="text">
      <style:text-properties fo:color="#943634" style:font-name="Times New Roman" fo:font-size="12pt" style:letter-kerning="false" style:font-name-asian="宋体1" style:font-size-asian="12pt" style:font-name-complex="Times New Roman1" style:font-size-complex="10pt"/>
    </style:style>
    <style:style style:name="T19" style:family="text">
      <style:text-properties style:use-window-font-color="true" style:font-name="Verdana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cnblogs.com/StudyRush/archive/2010/10/04/1841827.html"><text:span text:style-name="T1">ACM学习计划</text:span></text:a><text:span text:style-name="T19"> </text:span></text:p>
      <text:p text:style-name="P12"><text:span text:style-name="T19"/></text:p>
      <text:p text:style-name="P4"><text:span text:style-name="T3">初期</text:span><text:span text:style-name="T4">: </text:span></text:p>
      <text:p text:style-name="P4"><text:span text:style-name="T3">一</text:span><text:span text:style-name="T4">.</text:span><text:span text:style-name="T3">基本算法</text:span><text:span text:style-name="T4">: <text:s/></text:span></text:p>
      <text:p text:style-name="P4"><text:span text:style-name="T4"><text:s text:c="4"/>(1)</text:span><text:span text:style-name="T3">枚举</text:span><text:span text:style-name="T4">. (poj1753,poj2965) </text:span></text:p>
      <text:p text:style-name="P4"><text:span text:style-name="T4"><text:s text:c="2"/></text:span><text:span text:style-name="T4"><text:s text:c="2"/></text:span><text:span text:style-name="T4">(2)</text:span><text:span text:style-name="T3">贪心</text:span><text:span text:style-name="T4">(poj1328,poj2109,poj2586) </text:span></text:p>
      <text:p text:style-name="P4"><text:span text:style-name="T4"><text:s text:c="4"/></text:span><text:span text:style-name="T4">(3)</text:span><text:span text:style-name="T3">递归和分治法</text:span><text:span text:style-name="T4">.</text:span><text:span text:style-name="T4"> <text:s/></text:span></text:p>
      <text:p text:style-name="P4"><text:span text:style-name="T4"><text:s text:c="4"/>(4)</text:span><text:span text:style-name="T3">递推</text:span><text:span text:style-name="T4">. <text:s/></text:span></text:p>
      <text:p text:style-name="P4"><text:span text:style-name="T4"><text:s text:c="4"/>(5)</text:span><text:span text:style-name="T3">构造法</text:span><text:span text:style-name="T4">.(poj3295) </text:span></text:p>
      <text:p text:style-name="P4"><text:span text:style-name="T4"><text:s text:c="4"/>(6)</text:span><text:span text:style-name="T3">模拟法</text:span><text:span text:style-name="T4">.(poj</text:span><text:span text:style-name="T4">1068</text:span><text:span text:style-name="T4">,poj</text:span><text:span text:style-name="T4">2632</text:span><text:span text:style-name="T4">,poj1573,poj2993,poj2996) </text:span></text:p>
      <text:p text:style-name="P4"><text:span text:style-name="T3">二</text:span><text:span text:style-name="T4">.</text:span><text:span text:style-name="T3">图算法</text:span><text:span text:style-name="T4">: <text:s/></text:span></text:p>
      <text:p text:style-name="P4"><text:span text:style-name="T4"><text:s text:c="4"/>(1)</text:span><text:span text:style-name="T3">图的深度优先遍历和广度优先遍历</text:span><text:span text:style-name="T4">. <text:s/></text:span></text:p>
      <text:p text:style-name="P4"><text:span text:style-name="T4"><text:s text:c="4"/>(2)</text:span><text:span text:style-name="T3">最短路径算法</text:span><text:span text:style-name="T4">(dijkstra,bellman-ford,floyd,heap+dijkstra) <text:s/></text:span></text:p>
      <text:p text:style-name="P4"><text:span text:style-name="T4"><text:s/>(poj1860,poj3259,poj1062,</text:span><text:span text:style-name="T4">poj2253</text:span><text:span text:style-name="T4">,poj1125,poj2240,</text:span><text:span text:style-name="T4">poj1511</text:span><text:span text:style-name="T4">,</text:span><text:span text:style-name="T4">poj1847</text:span><text:span text:style-name="T4">,</text:span><text:span text:style-name="T4">poj2387,</text:span></text:p>
      <text:p text:style-name="P4"><text:span text:style-name="T4">poj3268</text:span><text:span text:style-name="T4">,poj3037,poj1502,</text:span><text:span text:style-name="T4">poj1797</text:span><text:span text:style-name="T4">,poj3615,poj3660,poj3013,poj3159,poj1275) </text:span></text:p>
      <text:p text:style-name="P4"><text:span text:style-name="T4"><text:s text:c="4"/>(3)</text:span><text:span text:style-name="T3">最小生成树算法</text:span><text:span text:style-name="T4">(prim,kruskal) </text:span></text:p>
      <text:p text:style-name="P4"><text:span text:style-name="T4">(poj1789,</text:span><text:span text:style-name="T4">poj2485,poj1258</text:span><text:span text:style-name="T4">,poj3026,</text:span><text:span text:style-name="T4">poj1861</text:span><text:span text:style-name="T4">,</text:span><text:span text:style-name="T4">poj2395</text:span><text:span text:style-name="T4">,poj2377,poj2421,poj1679,poj1751,poj1354,</text:span><text:span text:style-name="T4">poj1251,poj3625</text:span><text:span text:style-name="T4">,poj3522) </text:span></text:p>
      <text:p text:style-name="P4"><text:span text:style-name="T4"><text:s text:c="4"/>(4)</text:span><text:span text:style-name="T3">拓扑排序</text:span><text:span text:style-name="T4"> (</text:span><text:span text:style-name="T4">poj1094)</text:span><text:span text:style-name="T4"> </text:span></text:p>
      <text:p text:style-name="P5"><text:span text:style-name="T4">(5)</text:span><text:span text:style-name="T3">二分图的最大匹配</text:span><text:span text:style-name="T4"> (</text:span><text:span text:style-name="T3">匈牙利算法</text:span><text:span text:style-name="T4">) (poj3041,poj3020,poj1274,poj3692,</text:span></text:p>
      <text:p text:style-name="P6">poj2195,poj1466,poj1469,poj2239,poj1325,poj2771,poj1422,poj2594,poj1087) </text:p>
      <text:p text:style-name="P5"><text:span text:style-name="T4">(6)</text:span><text:span text:style-name="T3">最大流的增广路算法</text:span><text:span text:style-name="T4">(EK</text:span><text:span text:style-name="T3">算法</text:span><text:span text:style-name="T4">,SAP</text:span><text:span text:style-name="T3">算法</text:span><text:span text:style-name="T4">,Dinic</text:span><text:span text:style-name="T3">算法</text:span><text:span text:style-name="T4">). (poj1459,poj3436,</text:span><text:span text:style-name="T4">poj1273</text:span><text:span text:style-name="T4">,poj3281,poj1087,poj1149 ,poj1698,poj2195,poj1815) </text:span></text:p>
      <text:p text:style-name="P4"><text:span text:style-name="T3">三</text:span><text:span text:style-name="T4">.</text:span><text:span text:style-name="T3">数据结构</text:span><text:span text:style-name="T4">. <text:s/></text:span></text:p>
      <text:p text:style-name="P4"><text:span text:style-name="T4"><text:s text:c="3"/></text:span><text:span text:style-name="T4"><text:s/>(1)</text:span><text:span text:style-name="T3">串</text:span><text:span text:style-name="T4"> (poj1035,poj3080,poj1936) </text:span></text:p>
      <text:p text:style-name="P4"><text:span text:style-name="T4"><text:s text:c="4"/>(2)</text:span><text:span text:style-name="T3">排序</text:span><text:span text:style-name="T4">(</text:span><text:span text:style-name="T3">快排、归并排</text:span><text:span text:style-name="T4">(</text:span><text:span text:style-name="T3">与逆序数有关</text:span><text:span text:style-name="T4">)</text:span><text:span text:style-name="T3">、堆排</text:span><text:span text:style-name="T4">) (poj2388,poj2299) </text:span></text:p>
      <text:p text:style-name="P4"><text:span text:style-name="T4"><text:s text:c="4"/>(3)</text:span><text:span text:style-name="T3">简单并查集的应用</text:span><text:span text:style-name="T4">. (poj1182,poj1456,poj1611,poj1988,poj2524,poj2236) </text:span></text:p>
      <text:p text:style-name="P4"><text:span text:style-name="T4"><text:s text:c="4"/>(4)</text:span><text:span text:style-name="T3">哈希表和二分查找等高效查找法</text:span><text:span text:style-name="T4">(</text:span><text:span text:style-name="T3">数的</text:span><text:span text:style-name="T4">Hash,</text:span><text:span text:style-name="T3">串的</text:span><text:span text:style-name="T4">Hash) <text:s/></text:span><text:span text:style-name="T4"><text:s text:c="2"/></text:span></text:p>
      <text:p text:style-name="P4"><text:span text:style-name="T4"><text:s text:c="7"/>(</text:span><text:span text:style-name="T4">poj3349,poj3274</text:span><text:span text:style-name="T4">,</text:span><text:span text:style-name="T4">POJ2151,</text:span><text:span text:style-name="T4">poj1840,poj2002,poj2503</text:span><text:span text:style-name="T4">) </text:span></text:p>
      <text:p text:style-name="P4"><text:span text:style-name="T4"><text:s text:c="4"/>(5)</text:span><text:span text:style-name="T3">哈夫曼树</text:span><text:span text:style-name="T4">(poj3253) </text:span></text:p>
      <text:p text:style-name="P4"><text:span text:style-name="T4"><text:s text:c="4"/></text:span><text:span text:style-name="T4">(6)</text:span><text:span text:style-name="T3">堆</text:span><text:span text:style-name="T4"> <text:s/></text:span></text:p>
      <text:p text:style-name="P7"><text:span text:style-name="T4">(7)trie</text:span><text:span text:style-name="T3">树</text:span><text:span text:style-name="T4">(</text:span><text:span text:style-name="T3">静态建树、动态建树</text:span><text:span text:style-name="T4">) (poj2513</text:span><text:span text:style-name="T4">poj3630,</text:span><text:span text:style-name="T4">poj1204,</text:span></text:p>
      <text:p text:style-name="P8">poj1056,hduoj1251,hduoj1247)</text:p>
      <text:p text:style-name="P8"> </text:p>
      <text:p text:style-name="P4"><text:span text:style-name="T3">四</text:span><text:span text:style-name="T4">.</text:span><text:span text:style-name="T3">简单搜索</text:span><text:span text:style-name="T4"> <text:s/></text:span></text:p>
      <text:p text:style-name="P4"><text:span text:style-name="T4"><text:s text:c="4"/>(1)</text:span><text:span text:style-name="T3">深度优先搜索</text:span><text:span text:style-name="T4"> (poj2488,poj3083,poj3009,poj1321,poj2251) </text:span></text:p>
      <text:p text:style-name="P4"><text:span text:style-name="T4"><text:s text:c="4"/>(2)</text:span><text:span text:style-name="T3">广度优先搜索</text:span><text:span text:style-name="T4">(poj3278,poj1426,poj3126,poj3087.poj3414) </text:span></text:p>
      <text:p text:style-name="P4"><text:span text:style-name="T4"><text:s text:c="4"/>(3)</text:span><text:span text:style-name="T3">简单搜索技巧和剪枝</text:span><text:span text:style-name="T4">(poj2531,poj1416,poj2676,1129) </text:span></text:p>
      <text:p text:style-name="P4"><text:span text:style-name="T3">五</text:span><text:span text:style-name="T4">.</text:span><text:span text:style-name="T3">动态规划</text:span><text:span text:style-name="T4"> <text:s/></text:span></text:p>
      <text:p text:style-name="P4"><text:span text:style-name="T4"><text:s text:c="4"/></text:span><text:span text:style-name="T4">(1)</text:span><text:span text:style-name="T3">背包问题</text:span><text:span text:style-name="T4">. (poj1837,poj1276) </text:span></text:p>
      <text:p text:style-name="P4"><text:span text:style-name="T4"><text:s text:c="4"/>(2)</text:span><text:span text:style-name="T3">型如下表的简单</text:span><text:span text:style-name="T4">DP(</text:span><text:span text:style-name="T3">可参考</text:span><text:span text:style-name="T4">lrj</text:span><text:span text:style-name="T3">的书</text:span><text:span text:style-name="T4"> page149): <text:s/></text:span></text:p>
      <text:p text:style-name="P2"><text:s text:c="6"/>1.E[j]=opt{D[i]+w(i,j)} (poj3267,poj1836,poj1260,poj2533) </text:p>
      <text:p text:style-name="P4"><text:span text:style-name="T4"><text:s text:c="6"/>2.E[i,j]=opt{D[i-1,j]+xi,D[i,j-1]+yj,D[i-1][j-1]+zij} (</text:span><text:span text:style-name="T3">最长公共子序列</text:span><text:span text:style-name="T4">) <text:s text:c="4"/></text:span></text:p>
      <text:p text:style-name="P2"><text:s text:c="8"/>(poj3176,poj1080,poj1159) </text:p>
      <text:p text:style-name="P4"><text:soft-page-break/><text:span text:style-name="T4"><text:s text:c="6"/>3.C[i,j]=w[i,j]+opt{C[i,k-1]+C[k,j]}.(</text:span><text:span text:style-name="T3">最优二分检索树问题</text:span><text:span text:style-name="T4">) <text:s/></text:span></text:p>
      <text:p text:style-name="P4"><text:span text:style-name="T3">六</text:span><text:span text:style-name="T4">.</text:span><text:span text:style-name="T3">数学</text:span><text:span text:style-name="T4"> <text:s/></text:span></text:p>
      <text:p text:style-name="P4"><text:span text:style-name="T4"><text:s text:c="3"/></text:span><text:span text:style-name="T4"><text:s/></text:span><text:span text:style-name="T4">(1)</text:span><text:span text:style-name="T3">组合数学</text:span><text:span text:style-name="T4">: <text:s/></text:span></text:p>
      <text:p text:style-name="P4"><text:span text:style-name="T4"><text:s text:c="7"/>1.</text:span><text:span text:style-name="T3">加法原理和乘法原理</text:span><text:span text:style-name="T4">. <text:s/></text:span></text:p>
      <text:p text:style-name="P4"><text:span text:style-name="T4"><text:s text:c="7"/>2.</text:span><text:span text:style-name="T3">排列组合</text:span><text:span text:style-name="T4">. <text:s/></text:span></text:p>
      <text:p text:style-name="P4"><text:span text:style-name="T4"><text:s text:c="7"/>3.</text:span><text:span text:style-name="T3">递推关系</text:span><text:span text:style-name="T4">. <text:s/></text:span></text:p>
      <text:p text:style-name="P2"><text:s text:c="9"/>(POJ3252,poj1850,poj1019,poj1942) </text:p>
      <text:p text:style-name="P4"><text:span text:style-name="T4"><text:s text:c="4"/>(2)</text:span><text:span text:style-name="T3">数论</text:span><text:span text:style-name="T4">. <text:s/></text:span></text:p>
      <text:p text:style-name="P4"><text:span text:style-name="T4"><text:s text:c="7"/>1.</text:span><text:span text:style-name="T3">素数与整除问题</text:span><text:span text:style-name="T4"> <text:s/></text:span></text:p>
      <text:p text:style-name="P4"><text:span text:style-name="T4"><text:s text:c="7"/>2.</text:span><text:span text:style-name="T3">进制位</text:span><text:span text:style-name="T4">. <text:s/></text:span></text:p>
      <text:p text:style-name="P4"><text:span text:style-name="T4"><text:s text:c="7"/>3.</text:span><text:span text:style-name="T3">同余模运算</text:span><text:span text:style-name="T4">. </text:span></text:p>
      <text:p text:style-name="P2"><text:s text:c="9"/>(poj2635, poj3292,poj1845,poj2115) </text:p>
      <text:p text:style-name="P4"><text:span text:style-name="T4"><text:s text:c="4"/>(3)</text:span><text:span text:style-name="T3">计算方法</text:span><text:span text:style-name="T4">. <text:s/></text:span></text:p>
      <text:p text:style-name="P4"><text:span text:style-name="T4"><text:s text:c="7"/>1.</text:span><text:span text:style-name="T3">二分法求解单调函数相关知识</text:span><text:span text:style-name="T4">.(poj3273,poj3258,poj1905,poj3122) </text:span></text:p>
      <text:p text:style-name="P4"><text:span text:style-name="T3">七</text:span><text:span text:style-name="T4">.</text:span><text:span text:style-name="T3">计算几何学</text:span><text:span text:style-name="T4">. <text:s/></text:span></text:p>
      <text:p text:style-name="P4"><text:span text:style-name="T4"><text:s text:c="4"/>(1)</text:span><text:span text:style-name="T3">几何公式</text:span><text:span text:style-name="T4">. </text:span></text:p>
      <text:p text:style-name="P4"><text:span text:style-name="T4"><text:s text:c="4"/>(2)</text:span><text:span text:style-name="T3">叉积和点积的运用</text:span><text:span text:style-name="T4">(</text:span><text:span text:style-name="T3">如线段相交的判定</text:span><text:span text:style-name="T4">,</text:span><text:span text:style-name="T3">点到线段的距离等</text:span><text:span text:style-name="T4">). (poj2031,poj1039) </text:span></text:p>
      <text:p text:style-name="P4"><text:span text:style-name="T4"><text:s text:c="4"/>(3)</text:span><text:span text:style-name="T3">多边型的简单算法</text:span><text:span text:style-name="T4">(</text:span><text:span text:style-name="T3">求面积</text:span><text:span text:style-name="T4">)</text:span><text:span text:style-name="T3">和相关判定</text:span><text:span text:style-name="T4">(</text:span><text:span text:style-name="T3">点在多边型内</text:span><text:span text:style-name="T4">,</text:span><text:span text:style-name="T3">多边型是否相交</text:span><text:span text:style-name="T4">) <text:s/></text:span></text:p>
      <text:p text:style-name="P2"><text:s text:c="8"/>(poj1408,poj1584) </text:p>
      <text:p text:style-name="P9"><text:span text:style-name="T4">(4)</text:span><text:span text:style-name="T3">凸包</text:span><text:span text:style-name="T4">. <text:s/>(poj2187,poj1113,poj1228,poj1794,poj2007,hoj1392,hoj1348,</text:span></text:p>
      <text:p text:style-name="P10">hoj2202,hoj2215) </text:p>
      <text:p text:style-name="P2"> </text:p>
      <text:p text:style-name="P4"><text:span text:style-name="T3">中级</text:span><text:span text:style-name="T4">: </text:span></text:p>
      <text:p text:style-name="P4"><text:span text:style-name="T3">一</text:span><text:span text:style-name="T4">.</text:span><text:span text:style-name="T3">基本算法</text:span><text:span text:style-name="T4">: <text:s/></text:span></text:p>
      <text:p text:style-name="P4"><text:span text:style-name="T4"><text:s text:c="4"/>(1)C++</text:span><text:span text:style-name="T3">的标准模版库的应用</text:span><text:span text:style-name="T4">. (poj3096,poj3007) </text:span></text:p>
      <text:p text:style-name="P4"><text:span text:style-name="T4"><text:s text:c="4"/>(2)</text:span><text:span text:style-name="T3">较为复杂的模拟题的训练</text:span><text:span text:style-name="T4">(poj3393,poj1472,poj3371,poj1027,poj2706) </text:span></text:p>
      <text:p text:style-name="P4"><text:span text:style-name="T3">二</text:span><text:span text:style-name="T4">.</text:span><text:span text:style-name="T3">图算法</text:span><text:span text:style-name="T4">: <text:s/></text:span></text:p>
      <text:p text:style-name="P5"><text:span text:style-name="T4">(1)</text:span><text:span text:style-name="T3">差分约束系统的建立和求解</text:span><text:span text:style-name="T4">. (poj1201,poj2983,poj1364,poj3169,</text:span><text:span text:style-name="T4">poj3159</text:span></text:p>
      <text:p text:style-name="P5"><text:span text:style-name="T4">,poj1716,poj1275,zoj1260,zoj1420,zoj1455) (</text:span><text:span text:style-name="T3">利用最短路</text:span><text:span text:style-name="T4">Bellman_Ford</text:span><text:span text:style-name="T3">和</text:span><text:span text:style-name="T4">SPFA</text:span><text:span text:style-name="T3">算法）。</text:span></text:p>
      <text:p text:style-name="P4"><text:span text:style-name="T4"><text:s text:c="4"/>(2)</text:span><text:span text:style-name="T3">最小费用最大流</text:span><text:span text:style-name="T4">(poj2516,,poj2195) </text:span></text:p>
      <text:p text:style-name="P4"><text:span text:style-name="T4"><text:s text:c="4"/>(3)</text:span><text:span text:style-name="T3">双连通分量</text:span><text:span text:style-name="T4">(poj2942,poj3694,poj3177) </text:span></text:p>
      <text:p text:style-name="P4"><text:span text:style-name="T4"><text:s text:c="4"/></text:span><text:span text:style-name="T4">(4)</text:span><text:span text:style-name="T3">强连通分支及其缩点</text:span><text:span text:style-name="T4">.(poj2186) </text:span></text:p>
      <text:p text:style-name="P4"><text:span text:style-name="T4"><text:s text:c="4"/>(5)</text:span><text:span text:style-name="T3">图的割边和割点</text:span><text:span text:style-name="T4">(poj3352) </text:span></text:p>
      <text:p text:style-name="P4"><text:span text:style-name="T4"><text:s text:c="4"/>(6)</text:span><text:span text:style-name="T3">最小割模型、网络流规约</text:span><text:span text:style-name="T4">(poj3308, ) </text:span></text:p>
      <text:p text:style-name="P4"><text:span text:style-name="T3">三</text:span><text:span text:style-name="T4">.</text:span><text:span text:style-name="T3">数据结构</text:span><text:span text:style-name="T4">. <text:s/></text:span></text:p>
      <text:p text:style-name="P5"><text:span text:style-name="T4">(1)</text:span><text:span text:style-name="T3">线段树</text:span><text:span text:style-name="T4">(poj2528,poj2828,poj2777,poj2886,poj2750,poj3277,poj3225,</text:span></text:p>
      <text:p text:style-name="P6">poj2482,poj1177,poj1029,poj2182,poj2104,poj2761,poj2140,poj2155,poj2195,</text:p>
      <text:p text:style-name="P5"><text:span text:style-name="T4">hoj1166,</text:span><text:span text:style-name="T4">hoj1754</text:span><text:span text:style-name="T4">, </text:span><text:span text:style-name="T4">hoj1698</text:span><text:span text:style-name="T4">, hoj 1394 , hoj2795, hoj1540, hoj2781,</text:span></text:p>
      <text:p text:style-name="P6"><text:s/>hoj3016, hoj1542, hoj1255, hoj1828,hoj1823)</text:p>
      <text:p text:style-name="P4"><text:span text:style-name="T4"><text:s text:c="4"/>(2)</text:span><text:span text:style-name="T3">静态二叉检索树</text:span><text:span text:style-name="T4">. (poj2482,poj2352) </text:span></text:p>
      <text:p text:style-name="P4"><text:span text:style-name="T4"><text:s text:c="4"/>(3)</text:span><text:span text:style-name="T3">树状树组</text:span><text:span text:style-name="T4">(poj1195,poj3321) </text:span></text:p>
      <text:p text:style-name="P4"><text:span text:style-name="T4"><text:s text:c="4"/></text:span><text:span text:style-name="T4">(4)RMQ. (</text:span><text:span text:style-name="T4">poj3264</text:span><text:span text:style-name="T3">（</text:span><text:span text:style-name="T4">sample</text:span><text:span text:style-name="T3">）</text:span><text:span text:style-name="T4">,poj3368(change something) 2823(</text:span><text:span text:style-name="T3">滚动数组</text:span><text:span text:style-name="T4">)) </text:span></text:p>
      <text:p text:style-name="P4"><text:soft-page-break/><text:span text:style-name="T4"><text:s text:c="4"/>(5)</text:span><text:span text:style-name="T3">并查集的高级应用</text:span><text:span text:style-name="T4">. (poj1703,2492) </text:span></text:p>
      <text:p text:style-name="P4"><text:span text:style-name="T4"><text:s text:c="4"/>(6)KMP</text:span><text:span text:style-name="T3">算法</text:span><text:span text:style-name="T4">. (poj1961,poj2406) </text:span></text:p>
      <text:p text:style-name="P4"><text:span text:style-name="T3">四</text:span><text:span text:style-name="T4">.</text:span><text:span text:style-name="T3">搜索</text:span><text:span text:style-name="T4"> <text:s/></text:span></text:p>
      <text:p text:style-name="P4"><text:span text:style-name="T4"><text:s text:c="4"/>(1)</text:span><text:span text:style-name="T3">最优化剪枝和可行性剪枝</text:span><text:span text:style-name="T4"> <text:s/></text:span></text:p>
      <text:p text:style-name="P4"><text:span text:style-name="T4"><text:s text:c="4"/>(2)</text:span><text:span text:style-name="T3">搜索的技巧和优化</text:span><text:span text:style-name="T4"> (poj3411,poj1724) </text:span></text:p>
      <text:p text:style-name="P4"><text:span text:style-name="T4"><text:s text:c="4"/>(3)</text:span><text:span text:style-name="T3">记忆化搜索</text:span><text:span text:style-name="T4">(poj3373,poj1691) </text:span></text:p>
      <text:p text:style-name="P2"><text:s text:c="5"/></text:p>
      <text:p text:style-name="P4"><text:span text:style-name="T3">五</text:span><text:span text:style-name="T4">.</text:span><text:span text:style-name="T3">动态规划</text:span><text:span text:style-name="T4"> <text:s/></text:span></text:p>
      <text:p text:style-name="P4"><text:span text:style-name="T4"><text:s text:c="4"/>(1)</text:span><text:span text:style-name="T3">较为复杂的动态规划</text:span><text:span text:style-name="T4">(</text:span><text:span text:style-name="T3">如动态规划解特别的旅行商问题等</text:span><text:span text:style-name="T4">) </text:span></text:p>
      <text:p text:style-name="P2"><text:s text:c="8"/>(poj1191,poj1054,poj3280,poj2029,poj2948,poj1925,poj3034) </text:p>
      <text:p text:style-name="P4"><text:span text:style-name="T4"><text:s text:c="4"/>(2)</text:span><text:span text:style-name="T3">记录状态的动态规划</text:span><text:span text:style-name="T4">. (POJ3254,poj2411,poj1185) </text:span></text:p>
      <text:p text:style-name="P4"><text:span text:style-name="T4"><text:s text:c="4"/>(3)</text:span><text:span text:style-name="T3">树型动态规划</text:span><text:span text:style-name="T4">(poj2057,poj1947,poj2486,poj3140) </text:span></text:p>
      <text:p text:style-name="P4"><text:span text:style-name="T3">六</text:span><text:span text:style-name="T4">.</text:span><text:span text:style-name="T3">数学</text:span><text:span text:style-name="T4"> <text:s/></text:span></text:p>
      <text:p text:style-name="P4"><text:span text:style-name="T4"><text:s text:c="4"/>(1)</text:span><text:span text:style-name="T3">组合数学</text:span><text:span text:style-name="T4">: <text:s/></text:span></text:p>
      <text:p text:style-name="P4"><text:span text:style-name="T4"><text:s text:c="7"/>1.</text:span><text:span text:style-name="T3">容斥原理</text:span><text:span text:style-name="T4">. <text:s/></text:span></text:p>
      <text:p text:style-name="P4"><text:span text:style-name="T4"><text:s text:c="7"/>2.</text:span><text:span text:style-name="T3">抽屉原理</text:span><text:span text:style-name="T4">. <text:s/></text:span></text:p>
      <text:p text:style-name="P4"><text:span text:style-name="T4"><text:s text:c="7"/>3.</text:span><text:span text:style-name="T3">置换群与</text:span><text:span text:style-name="T4">Polya</text:span><text:span text:style-name="T3">定理</text:span><text:span text:style-name="T4">(poj1286,poj2409,poj3270,poj1026). <text:s/></text:span></text:p>
      <text:p text:style-name="P4"><text:span text:style-name="T4"><text:s text:c="7"/>4.</text:span><text:span text:style-name="T3">递推关系和母函数</text:span><text:span text:style-name="T4">. <text:s/></text:span></text:p>
      <text:p text:style-name="P2"><text:s text:c="8"/></text:p>
      <text:p text:style-name="P4"><text:span text:style-name="T4"><text:s text:c="4"/>(2)</text:span><text:span text:style-name="T3">数学</text:span><text:span text:style-name="T4">. <text:s/></text:span></text:p>
      <text:p text:style-name="P4"><text:span text:style-name="T4"><text:s text:c="7"/>1.</text:span><text:span text:style-name="T3">高斯消元法</text:span><text:span text:style-name="T4">(poj2947,poj1487, poj2065,poj1166,poj1222) </text:span></text:p>
      <text:p text:style-name="P4"><text:span text:style-name="T4"><text:s text:c="7"/>2.</text:span><text:span text:style-name="T3">概率问题</text:span><text:span text:style-name="T4">. (poj3071,poj3440) </text:span></text:p>
      <text:p text:style-name="P4"><text:span text:style-name="T4"><text:s text:c="7"/>3.GCD</text:span><text:span text:style-name="T3">、扩展的欧几里德</text:span><text:span text:style-name="T4">(</text:span><text:span text:style-name="T3">中国剩余定理</text:span><text:span text:style-name="T4">) (poj3101) <text:s/></text:span></text:p>
      <text:p text:style-name="P4"><text:span text:style-name="T4"><text:s text:c="4"/>(3)</text:span><text:span text:style-name="T3">计算方法</text:span><text:span text:style-name="T4">. <text:s/></text:span></text:p>
      <text:p text:style-name="P4"><text:span text:style-name="T4"><text:s text:c="7"/>1.0/1</text:span><text:span text:style-name="T3">分数规划</text:span><text:span text:style-name="T4">. (poj2976) </text:span></text:p>
      <text:p text:style-name="P4"><text:span text:style-name="T4"><text:s text:c="7"/>2.</text:span><text:span text:style-name="T3">三分法求解单峰</text:span><text:span text:style-name="T4">(</text:span><text:span text:style-name="T3">单谷</text:span><text:span text:style-name="T4">)</text:span><text:span text:style-name="T3">的极值</text:span><text:span text:style-name="T4">. <text:s/></text:span></text:p>
      <text:p text:style-name="P4"><text:span text:style-name="T4"><text:s text:c="7"/>3.</text:span><text:span text:style-name="T3">矩阵法</text:span><text:span text:style-name="T4">(poj3150,poj3422,poj3070) </text:span></text:p>
      <text:p text:style-name="P4"><text:span text:style-name="T4"><text:s text:c="7"/>4.</text:span><text:span text:style-name="T3">迭代逼近</text:span><text:span text:style-name="T4">(poj3301) </text:span></text:p>
      <text:p text:style-name="P4"><text:span text:style-name="T4"><text:s text:c="4"/>(4)</text:span><text:span text:style-name="T3">随机化算法</text:span><text:span text:style-name="T4">(poj3318,poj2454) </text:span></text:p>
      <text:p text:style-name="P4"><text:span text:style-name="T4"><text:s text:c="4"/>(5)</text:span><text:span text:style-name="T3">杂题</text:span><text:span text:style-name="T4">. </text:span></text:p>
      <text:p text:style-name="P2"><text:s text:c="8"/>(poj1870,poj3296,poj3286,poj1095) </text:p>
      <text:p text:style-name="P4"><text:span text:style-name="T3">七</text:span><text:span text:style-name="T4">.</text:span><text:span text:style-name="T3">计算几何学</text:span><text:span text:style-name="T4">. <text:s/></text:span></text:p>
      <text:p text:style-name="P4"><text:span text:style-name="T4"><text:s text:c="7"/>(1)</text:span><text:span text:style-name="T3">坐标离散化</text:span><text:span text:style-name="T4">. <text:s/></text:span></text:p>
      <text:p text:style-name="P4"><text:span text:style-name="T4"><text:s text:c="7"/>(2)</text:span><text:span text:style-name="T3">扫描线算法</text:span><text:span text:style-name="T4">(</text:span><text:span text:style-name="T3">例如求矩形的面积和周长并</text:span><text:span text:style-name="T4">,</text:span><text:span text:style-name="T3">常和线段树或堆一起使用</text:span><text:span text:style-name="T4">). <text:s/></text:span></text:p>
      <text:p text:style-name="P2"><text:s text:c="11"/>(poj1765,poj1177,poj1151,poj3277,poj2280,poj3004) </text:p>
      <text:p text:style-name="P4"><text:span text:style-name="T4"><text:s text:c="7"/>(3)</text:span><text:span text:style-name="T3">多边形的内核</text:span><text:span text:style-name="T4">(</text:span><text:span text:style-name="T3">半平面交</text:span><text:span text:style-name="T4">)(poj3130,poj3335) </text:span></text:p>
      <text:p text:style-name="P4"><text:span text:style-name="T4"><text:s text:c="7"/>(4)</text:span><text:span text:style-name="T3">几何工具的综合应用</text:span><text:span text:style-name="T4">.(poj1819,</text:span></text:p>
      <text:p text:style-name="P2"><text:s text:c="13"/>poj1066,poj2043,poj3227,poj2165,poj3429) </text:p>
      <text:p text:style-name="P4"><text:span text:style-name="T3">高级</text:span><text:span text:style-name="T4">: </text:span></text:p>
      <text:p text:style-name="P4"><text:span text:style-name="T3">一</text:span><text:span text:style-name="T4">.</text:span><text:span text:style-name="T3">基本算法要求</text:span><text:span text:style-name="T4">: <text:s text:c="2"/></text:span></text:p>
      <text:p text:style-name="P4"><text:span text:style-name="T4"><text:s text:c="5"/>(1)</text:span><text:span text:style-name="T3">代码快速写成</text:span><text:span text:style-name="T4">,</text:span><text:span text:style-name="T3">精简但不失风格</text:span><text:span text:style-name="T4"> <text:s text:c="2"/></text:span></text:p>
      <text:p text:style-name="P2"><text:s text:c="9"/>(poj2525,poj1684,poj1421,poj1048,poj2050,poj3306) </text:p>
      <text:p text:style-name="P4"><text:span text:style-name="T4"><text:s text:c="5"/>(2)</text:span><text:span text:style-name="T3">保证正确性和高效性</text:span><text:span text:style-name="T4">. <text:s/>poj3434 </text:span></text:p>
      <text:p text:style-name="P4"><text:span text:style-name="T3">二</text:span><text:span text:style-name="T4">.</text:span><text:span text:style-name="T3">图算法</text:span><text:span text:style-name="T4">: <text:s/></text:span></text:p>
      <text:p text:style-name="P4"><text:soft-page-break/><text:span text:style-name="T4"><text:s text:c="5"/>(1)</text:span><text:span text:style-name="T3">度限制最小生成树和第</text:span><text:span text:style-name="T4">K</text:span><text:span text:style-name="T3">最短路</text:span><text:span text:style-name="T4">. (poj1639) </text:span></text:p>
      <text:p text:style-name="P4"><text:span text:style-name="T4"><text:s text:c="5"/>(2)</text:span><text:span text:style-name="T3">最短路</text:span><text:span text:style-name="T4">,</text:span><text:span text:style-name="T3">最小生成树</text:span><text:span text:style-name="T4">,</text:span><text:span text:style-name="T3">二分图</text:span><text:span text:style-name="T4">,</text:span><text:span text:style-name="T3">最大流问题的相关理论</text:span><text:span text:style-name="T4">(</text:span><text:span text:style-name="T3">主要是模型建立和求解</text:span><text:span text:style-name="T4">) </text:span></text:p>
      <text:p text:style-name="P2"><text:s text:c="8"/>(poj3155, poj2112,poj1966,poj3281,poj1087,poj2289,poj3216,poj2446 </text:p>
      <text:p text:style-name="P4"><text:span text:style-name="T4"><text:s text:c="5"/>(3)</text:span><text:span text:style-name="T3">最优比率生成树</text:span><text:span text:style-name="T4">. <text:s/>(poj2728) </text:span></text:p>
      <text:p text:style-name="P4"><text:span text:style-name="T4"><text:s text:c="5"/>(4)</text:span><text:span text:style-name="T3">最小树形图</text:span><text:span text:style-name="T4">(poj3164) </text:span></text:p>
      <text:p text:style-name="P4"><text:span text:style-name="T4"><text:s text:c="5"/>(5)</text:span><text:span text:style-name="T3">次小生成树</text:span><text:span text:style-name="T4">. <text:s/></text:span></text:p>
      <text:p text:style-name="P4"><text:span text:style-name="T4"><text:s text:c="5"/>(6)</text:span><text:span text:style-name="T3">无向图、有向图的最小环</text:span><text:span text:style-name="T4"> <text:s text:c="3"/></text:span></text:p>
      <text:p text:style-name="P4"><text:span text:style-name="T3">三</text:span><text:span text:style-name="T4">.</text:span><text:span text:style-name="T3">数据结构</text:span><text:span text:style-name="T4">. <text:s text:c="2"/></text:span></text:p>
      <text:p text:style-name="P4"><text:span text:style-name="T4"><text:s text:c="5"/>(1)trie</text:span><text:span text:style-name="T3">图的建立和应用</text:span><text:span text:style-name="T4">. (poj2778) </text:span></text:p>
      <text:p text:style-name="P4"><text:span text:style-name="T4"><text:s text:c="5"/>(2)LCA</text:span><text:span text:style-name="T3">和</text:span><text:span text:style-name="T4">RMQ</text:span><text:span text:style-name="T3">问题</text:span><text:span text:style-name="T4">(LCA(</text:span><text:span text:style-name="T3">最近公共祖先问题</text:span><text:span text:style-name="T4">) </text:span><text:span text:style-name="T3">有离线算法</text:span><text:span text:style-name="T4">(</text:span><text:span text:style-name="T3">并查集</text:span><text:span text:style-name="T4">+dfs) </text:span><text:span text:style-name="T3">和</text:span><text:span text:style-name="T4"> </text:span><text:span text:style-name="T3">在线算法</text:span><text:span text:style-name="T4"> <text:s/></text:span></text:p>
      <text:p text:style-name="P2"><text:s text:c="9"/>(RMQ+dfs)).(poj1330) </text:p>
      <text:p text:style-name="P4"><text:span text:style-name="T4"><text:s text:c="5"/>(3)</text:span><text:span text:style-name="T3">双端队列和它的应用</text:span><text:span text:style-name="T4">(</text:span><text:span text:style-name="T3">维护一个单调的队列</text:span><text:span text:style-name="T4">,</text:span><text:span text:style-name="T3">常常在动态规划中起到优化状态转移的</text:span><text:span text:style-name="T4"> </text:span></text:p>
      <text:p text:style-name="P4"><text:span text:style-name="T4"><text:s text:c="9"/></text:span><text:span text:style-name="T3">目的</text:span><text:span text:style-name="T4">). <text:s/>(poj2823) </text:span></text:p>
      <text:p text:style-name="P4"><text:span text:style-name="T4"><text:s text:c="5"/></text:span><text:span text:style-name="T4">(4)</text:span><text:span text:style-name="T3">左偏树</text:span><text:span text:style-name="T4">(</text:span><text:span text:style-name="T3">可合并堆</text:span><text:span text:style-name="T4">). <text:s text:c="2"/></text:span></text:p>
      <text:p text:style-name="P4"><text:span text:style-name="T4"><text:s text:c="5"/>(5)</text:span><text:span text:style-name="T3">后缀树</text:span><text:span text:style-name="T4">(</text:span><text:span text:style-name="T3">非常有用的数据结构</text:span><text:span text:style-name="T4">,</text:span><text:span text:style-name="T3">也是赛区考题的热点</text:span><text:span text:style-name="T4">). <text:s/></text:span></text:p>
      <text:p text:style-name="P2"><text:s text:c="8"/>(poj3415,poj3294) </text:p>
      <text:p text:style-name="P4"><text:span text:style-name="T3">四</text:span><text:span text:style-name="T4">.</text:span><text:span text:style-name="T3">搜索</text:span><text:span text:style-name="T4"> <text:s text:c="2"/></text:span></text:p>
      <text:p text:style-name="P4"><text:span text:style-name="T4"><text:s text:c="5"/>(1)</text:span><text:span text:style-name="T3">较麻烦的搜索题目训练</text:span><text:span text:style-name="T4">(poj1069,poj3322,poj1475,poj1924,poj2049,poj3426) </text:span></text:p>
      <text:p text:style-name="P4"><text:span text:style-name="T4"><text:s text:c="5"/>(2)</text:span><text:span text:style-name="T3">广搜的状态优化</text:span><text:span text:style-name="T4">:</text:span><text:span text:style-name="T3">利用</text:span><text:span text:style-name="T4">M</text:span><text:span text:style-name="T3">进制数存储状态、转化为串用</text:span><text:span text:style-name="T4">hash</text:span><text:span text:style-name="T3">表判重、按位压缩存储状态、双向广搜、</text:span><text:span text:style-name="T4">A*</text:span><text:span text:style-name="T3">算法</text:span><text:span text:style-name="T4">. (poj1768,poj1184,poj1872,poj1324,poj2046,poj1482) </text:span></text:p>
      <text:p text:style-name="P4"><text:span text:style-name="T4"><text:s text:c="5"/>(3)</text:span><text:span text:style-name="T3">深搜的优化</text:span><text:span text:style-name="T4">:</text:span><text:span text:style-name="T3">尽量用位运算、一定要加剪枝、函数参数尽可能少、层数不易过大、可以考虑双向搜索或者是轮换搜索、</text:span><text:span text:style-name="T4">IDA*</text:span><text:span text:style-name="T3">算法</text:span><text:span text:style-name="T4">. (poj3131,poj2870,poj2286) </text:span></text:p>
      <text:p text:style-name="P4"><text:span text:style-name="T3">五</text:span><text:span text:style-name="T4">.</text:span><text:span text:style-name="T3">动态规划</text:span><text:span text:style-name="T4"> <text:s text:c="2"/></text:span></text:p>
      <text:p text:style-name="P4"><text:span text:style-name="T4"><text:s text:c="5"/>(1)</text:span><text:span text:style-name="T3">需要用数据结构优化的动态规划</text:span><text:span text:style-name="T4">. </text:span></text:p>
      <text:p text:style-name="P2"><text:s text:c="8"/>(poj2754,poj3378,poj3017) </text:p>
      <text:p text:style-name="P4"><text:span text:style-name="T4"><text:s text:c="5"/>(2)</text:span><text:span text:style-name="T3">四边形不等式理论</text:span><text:span text:style-name="T4">. <text:s/></text:span></text:p>
      <text:p text:style-name="P4"><text:span text:style-name="T4"><text:s text:c="5"/>(3)</text:span><text:span text:style-name="T3">较难的状态</text:span><text:span text:style-name="T4">DP(poj3133) </text:span></text:p>
      <text:p text:style-name="P4"><text:span text:style-name="T3">六</text:span><text:span text:style-name="T4">.</text:span><text:span text:style-name="T3">数学</text:span><text:span text:style-name="T4"> <text:s text:c="2"/></text:span></text:p>
      <text:p text:style-name="P4"><text:span text:style-name="T4"><text:s text:c="5"/>(1)</text:span><text:span text:style-name="T3">组合数学</text:span><text:span text:style-name="T4">. <text:s/></text:span><text:bookmark text:name="_GoBack"/></text:p>
      <text:p text:style-name="P4"><text:span text:style-name="T4"><text:s text:c="7"/>1.MoBius</text:span><text:span text:style-name="T3">反演</text:span><text:span text:style-name="T4">(poj2888,poj2154) </text:span></text:p>
      <text:p text:style-name="P4"><text:span text:style-name="T4"><text:s text:c="7"/>2.</text:span><text:span text:style-name="T3">偏序关系理论</text:span><text:span text:style-name="T4">. <text:s/></text:span></text:p>
      <text:p text:style-name="P4"><text:span text:style-name="T4"><text:s text:c="5"/>(2)</text:span><text:span text:style-name="T3">博奕论</text:span><text:span text:style-name="T4">. <text:s/></text:span></text:p>
      <text:p text:style-name="P4"><text:span text:style-name="T4"><text:s text:c="7"/>1.</text:span><text:span text:style-name="T3">极大极小过程</text:span><text:span text:style-name="T4">(poj3317,poj1085) </text:span></text:p>
      <text:p text:style-name="P4"><text:span text:style-name="T4"><text:s text:c="7"/>2.Nim</text:span><text:span text:style-name="T3">问题</text:span><text:span text:style-name="T4">. <text:s/></text:span></text:p>
      <text:p text:style-name="P4"><text:span text:style-name="T3">七</text:span><text:span text:style-name="T4">.</text:span><text:span text:style-name="T3">计算几何学</text:span><text:span text:style-name="T4">. <text:s text:c="2"/></text:span></text:p>
      <text:p text:style-name="P4"><text:span text:style-name="T4"><text:s text:c="5"/>(1)</text:span><text:span text:style-name="T3">半平面求交</text:span><text:span text:style-name="T4">(poj3384,poj2540) </text:span></text:p>
      <text:p text:style-name="P4"><text:span text:style-name="T4"><text:s text:c="5"/>(2)</text:span><text:span text:style-name="T3">可视图的建立</text:span><text:span text:style-name="T4">(poj2966) </text:span></text:p>
      <text:p text:style-name="P4"><text:span text:style-name="T4"><text:s text:c="5"/>(3)</text:span><text:span text:style-name="T3">点集最小圆覆盖</text:span><text:span text:style-name="T4">. <text:s/></text:span></text:p>
      <text:p text:style-name="P4"><text:span text:style-name="T4"><text:s text:c="5"/>(4)</text:span><text:span text:style-name="T3">对踵点</text:span><text:span text:style-name="T4">(poj2079) </text:span></text:p>
      <text:p text:style-name="P4"><text:soft-page-break/><text:span text:style-name="T4"><text:s text:c="5"/></text:span><text:span text:style-name="T3">八</text:span><text:span text:style-name="T4">.</text:span><text:span text:style-name="T3">综合题</text:span><text:span text:style-name="T4">. </text:span></text:p>
      <text:p text:style-name="P2"><text:s text:c="5"/>(poj3109,poj1478,poj1462,poj2729,poj2048,poj3336,poj3315,poj2148,poj1263)</text:p>
      <text:p text:style-name="P2"> </text:p>
      <text:p text:style-name="P3">数据结构</text:p>
      <text:p text:style-name="P4"><text:span text:style-name="T4"><text:s text:c="2"/></text:span><text:span text:style-name="T3">组织结构</text:span></text:p>
      <text:p text:style-name="P4"><text:span text:style-name="T4"><text:s text:c="4"/></text:span><text:span text:style-name="T3">二叉堆</text:span></text:p>
      <text:p text:style-name="P4"><text:span text:style-name="T4"><text:s text:c="4"/></text:span><text:span text:style-name="T3">左偏树</text:span></text:p>
      <text:p text:style-name="P4"><text:span text:style-name="T4"><text:s text:c="4"/></text:span><text:span text:style-name="T3">二项树</text:span></text:p>
      <text:p text:style-name="P4"><text:span text:style-name="T4"><text:s text:c="4"/></text:span><text:span text:style-name="T3">胜者树</text:span></text:p>
      <text:p text:style-name="P4"><text:span text:style-name="T4"><text:s text:c="4"/></text:span><text:span text:style-name="T3">跳跃表</text:span></text:p>
      <text:p text:style-name="P4"><text:span text:style-name="T4"><text:s text:c="4"/></text:span><text:span text:style-name="T3">样式图标</text:span></text:p>
      <text:p text:style-name="P4"><text:span text:style-name="T4"><text:s text:c="4"/></text:span><text:span text:style-name="T3">斜堆</text:span></text:p>
      <text:p text:style-name="P4"><text:span text:style-name="T4"><text:s text:c="4"/></text:span><text:span text:style-name="T4">treap</text:span></text:p>
      <text:p text:style-name="P2"> </text:p>
      <text:p text:style-name="P4"><text:span text:style-name="T4"><text:s/></text:span><text:span text:style-name="T3">统计结构</text:span></text:p>
      <text:p text:style-name="P4"><text:span text:style-name="T4"><text:s text:c="3"/></text:span><text:span text:style-name="T4"><text:s/></text:span><text:span text:style-name="T3">树状数组</text:span></text:p>
      <text:p text:style-name="P4"><text:span text:style-name="T4"><text:s text:c="4"/></text:span><text:span text:style-name="T3">虚二叉树</text:span></text:p>
      <text:p text:style-name="P4"><text:span text:style-name="T4"><text:s text:c="4"/></text:span><text:span text:style-name="T3">线段树</text:span></text:p>
      <text:p text:style-name="P4"><text:span text:style-name="T4"><text:s text:c="4"/></text:span><text:span text:style-name="T3">矩形面积并</text:span></text:p>
      <text:p text:style-name="P4"><text:span text:style-name="T4"><text:s text:c="4"/></text:span><text:span text:style-name="T3">圆形面积并</text:span></text:p>
      <text:p text:style-name="P2"> </text:p>
      <text:p text:style-name="P4"><text:span text:style-name="T4"><text:s/></text:span><text:span text:style-name="T3">关系结构</text:span></text:p>
      <text:p text:style-name="P4"><text:span text:style-name="T4"><text:s text:c="4"/>Hash</text:span><text:span text:style-name="T3">表</text:span></text:p>
      <text:p text:style-name="P4"><text:span text:style-name="T4"><text:s text:c="4"/></text:span><text:span text:style-name="T3">并查集</text:span></text:p>
      <text:p text:style-name="P4"><text:span text:style-name="T4"><text:s text:c="4"/></text:span><text:span text:style-name="T3">路径压缩思想的应用</text:span></text:p>
      <text:p text:style-name="P2"> </text:p>
      <text:p text:style-name="P4"><text:span text:style-name="T4"><text:s/>STL</text:span><text:span text:style-name="T3">中的数据结构</text:span></text:p>
      <text:p text:style-name="P2"><text:s text:c="4"/>vector</text:p>
      <text:p text:style-name="P2"><text:s text:c="4"/>deque</text:p>
      <text:p text:style-name="P6">set / map</text:p>
      <text:p text:style-name="P6"> </text:p>
      <text:p text:style-name="P5"><text:span text:style-name="T4">1</text:span><text:span text:style-name="T3">：数学</text:span></text:p>
      <text:p text:style-name="P5"><text:span text:style-name="T4">1.1</text:span><text:span text:style-name="T3">：数论</text:span></text:p>
      <text:p text:style-name="P5"><text:span text:style-name="T4">1.1.1</text:span><text:span text:style-name="T3">：中国剩余定理</text:span></text:p>
      <text:p text:style-name="P5"><text:span text:style-name="T4">1.1.2</text:span><text:span text:style-name="T3">：欧拉函数</text:span></text:p>
      <text:p text:style-name="P5"><text:span text:style-name="T4">1.1.3</text:span><text:span text:style-name="T3">：欧几里得定理</text:span></text:p>
      <text:p text:style-name="P5"><text:span text:style-name="T4">1.1.3.1</text:span><text:span text:style-name="T3">：欧几里得定理</text:span></text:p>
      <text:p text:style-name="P5"><text:span text:style-name="T4">1.1.3.2</text:span><text:span text:style-name="T3">：扩展欧几里得</text:span></text:p>
      <text:p text:style-name="P5"><text:span text:style-name="T4">1.1.4</text:span><text:span text:style-name="T3">：大数分解与素数判定</text:span></text:p>
      <text:p text:style-name="P5"><text:span text:style-name="T4">1.1.5</text:span><text:span text:style-name="T3">：佩尔方程</text:span></text:p>
      <text:p text:style-name="P5"><text:span text:style-name="T4">1.2</text:span><text:span text:style-name="T3">：组合数学</text:span></text:p>
      <text:p text:style-name="P5"><text:span text:style-name="T4">1.2.1</text:span><text:span text:style-name="T3">：排列组合</text:span></text:p>
      <text:p text:style-name="P5"><text:span text:style-name="T4">1.2.2</text:span><text:span text:style-name="T3">：容斥原理</text:span></text:p>
      <text:p text:style-name="P5"><text:span text:style-name="T4">1.2.3</text:span><text:span text:style-name="T3">：递推关系和生成函数</text:span></text:p>
      <text:p text:style-name="P5"><text:soft-page-break/><text:span text:style-name="T4">1.2.4</text:span><text:span text:style-name="T3">：</text:span><text:span text:style-name="T4">Polya</text:span><text:span text:style-name="T3">计数法</text:span></text:p>
      <text:p text:style-name="P5"><text:span text:style-name="T4">1.2.4.1</text:span><text:span text:style-name="T3">：</text:span><text:span text:style-name="T4">Polya</text:span><text:span text:style-name="T3">计数公式</text:span></text:p>
      <text:p text:style-name="P5"><text:span text:style-name="T4">1.2.4.2</text:span><text:span text:style-name="T3">：</text:span><text:span text:style-name="T4">Burnside</text:span><text:span text:style-name="T3">定理</text:span></text:p>
      <text:p text:style-name="P5"><text:span text:style-name="T4">1.3</text:span><text:span text:style-name="T3">：计算方法</text:span></text:p>
      <text:p text:style-name="P5"><text:span text:style-name="T4">1.3.1</text:span><text:span text:style-name="T3">：二分法</text:span></text:p>
      <text:p text:style-name="P5"><text:span text:style-name="T4">1.3.1.1</text:span><text:span text:style-name="T3">：用矩阵加速的计算</text:span></text:p>
      <text:p text:style-name="P5"><text:span text:style-name="T4">1.3.2</text:span><text:span text:style-name="T3">：迭代法</text:span></text:p>
      <text:p text:style-name="P5"><text:span text:style-name="T4">1.3.3</text:span><text:span text:style-name="T3">：三分法</text:span></text:p>
      <text:p text:style-name="P5"><text:span text:style-name="T4">1.3.4</text:span><text:span text:style-name="T3">：解线性方程组</text:span></text:p>
      <text:p text:style-name="P5"><text:span text:style-name="T4">1.3.4.1</text:span><text:span text:style-name="T3">：</text:span><text:span text:style-name="T4">LUP</text:span><text:span text:style-name="T3">分解</text:span></text:p>
      <text:p text:style-name="P5"><text:span text:style-name="T4">1.3.4.2</text:span><text:span text:style-name="T3">：高斯消元</text:span></text:p>
      <text:p text:style-name="P5"><text:span text:style-name="T4">1.3.5</text:span><text:span text:style-name="T3">：解模线性方程组</text:span></text:p>
      <text:p text:style-name="P5"><text:span text:style-name="T4">1.3.6</text:span><text:span text:style-name="T3">：定积分计算</text:span></text:p>
      <text:p text:style-name="P5"><text:span text:style-name="T4">1.3.7</text:span><text:span text:style-name="T3">：多项式求根</text:span></text:p>
      <text:p text:style-name="P5"><text:span text:style-name="T4">1.3.8</text:span><text:span text:style-name="T3">：周期性方程</text:span></text:p>
      <text:p text:style-name="P5"><text:span text:style-name="T4">1.3.9</text:span><text:span text:style-name="T3">：线性规划</text:span></text:p>
      <text:p text:style-name="P5"><text:span text:style-name="T4">1.3.10</text:span><text:span text:style-name="T3">：快速傅立叶变换</text:span></text:p>
      <text:p text:style-name="P5"><text:span text:style-name="T4">1.3.11</text:span><text:span text:style-name="T3">：随机算法</text:span></text:p>
      <text:p text:style-name="P5"><text:span text:style-name="T4">1.4</text:span><text:span text:style-name="T3">：构造方法</text:span></text:p>
      <text:p text:style-name="P5"><text:span text:style-name="T4">1.4.1</text:span><text:span text:style-name="T3">：</text:span><text:span text:style-name="T4">N</text:span><text:span text:style-name="T3">皇后构造解</text:span></text:p>
      <text:p text:style-name="P5"><text:span text:style-name="T4">1.4.2</text:span><text:span text:style-name="T3">：幻方的构造</text:span></text:p>
      <text:p text:style-name="P5"><text:span text:style-name="T4">1.4.3</text:span><text:span text:style-name="T3">：满足一定条件的</text:span><text:span text:style-name="T4">hamilton</text:span><text:span text:style-name="T3">圈的构造</text:span></text:p>
      <text:p text:style-name="P5"><text:span text:style-name="T4">1.5</text:span><text:span text:style-name="T3">：特殊的数</text:span></text:p>
      <text:p text:style-name="P5"><text:span text:style-name="T4">1.5.1</text:span><text:span text:style-name="T3">：</text:span><text:span text:style-name="T4">Catalan</text:span><text:span text:style-name="T3">数</text:span></text:p>
      <text:p text:style-name="P5"><text:span text:style-name="T4">1.5.2</text:span><text:span text:style-name="T3">：</text:span><text:span text:style-name="T4">Stirling</text:span><text:span text:style-name="T3">数</text:span></text:p>
      <text:p text:style-name="P5"><text:span text:style-name="T4">1.5.3</text:span><text:span text:style-name="T3">：斐波拉契数</text:span></text:p>
      <text:p text:style-name="P5"><text:span text:style-name="T4">1.5.4</text:span><text:span text:style-name="T3">：调和数</text:span></text:p>
      <text:p text:style-name="P5"><text:span text:style-name="T4">1.5.4</text:span><text:span text:style-name="T3">：连分数</text:span></text:p>
      <text:p text:style-name="P5"><text:span text:style-name="T4">2</text:span><text:span text:style-name="T3">：数据结构</text:span></text:p>
      <text:p text:style-name="P5"><text:span text:style-name="T4">2.1</text:span><text:span text:style-name="T3">：栈，队列，链表</text:span></text:p>
      <text:p text:style-name="P5"><text:span text:style-name="T4">2.2</text:span><text:span text:style-name="T3">：哈希表</text:span></text:p>
      <text:p text:style-name="P5"><text:span text:style-name="T4">2.3</text:span><text:span text:style-name="T3">：堆，优先队列</text:span></text:p>
      <text:p text:style-name="P5"><text:span text:style-name="T4">2.3.1</text:span><text:span text:style-name="T3">：左偏树</text:span></text:p>
      <text:p text:style-name="P5"><text:span text:style-name="T4">2.4</text:span><text:span text:style-name="T3">：</text:span><text:span text:style-name="T3">二叉查找树</text:span></text:p>
      <text:p text:style-name="P5"><text:span text:style-name="T4">2.4.1</text:span><text:span text:style-name="T3">：</text:span><text:span text:style-name="T4">Treap</text:span></text:p>
      <text:p text:style-name="P5"><text:span text:style-name="T4">2.4.2</text:span><text:span text:style-name="T3">：伸展树</text:span></text:p>
      <text:p text:style-name="P5"><text:span text:style-name="T4">2.5</text:span><text:span text:style-name="T3">：并查集</text:span></text:p>
      <text:p text:style-name="P5"><text:span text:style-name="T4">2.6</text:span><text:span text:style-name="T3">：平衡二叉树</text:span></text:p>
      <text:p text:style-name="P5"><text:span text:style-name="T4">2.7</text:span><text:span text:style-name="T3">：</text:span><text:span text:style-name="T3">线段树</text:span></text:p>
      <text:p text:style-name="P5"><text:span text:style-name="T4">2.7.1</text:span><text:span text:style-name="T3">：一维线段树</text:span></text:p>
      <text:p text:style-name="P5"><text:span text:style-name="T4">2.7.2</text:span><text:span text:style-name="T3">：二维线段树</text:span></text:p>
      <text:p text:style-name="P5"><text:span text:style-name="T4">2.8</text:span><text:span text:style-name="T3">：树状数组</text:span></text:p>
      <text:p text:style-name="P5"><text:span text:style-name="T4">2.8.1</text:span><text:span text:style-name="T3">：一维树状数组</text:span></text:p>
      <text:p text:style-name="P5"><text:span text:style-name="T4">2.8.2</text:span><text:span text:style-name="T3">：</text:span><text:span text:style-name="T4">N</text:span><text:span text:style-name="T3">维树状数组</text:span></text:p>
      <text:p text:style-name="P5"><text:soft-page-break/><text:span text:style-name="T4">2.9</text:span><text:span text:style-name="T3">：字典树</text:span></text:p>
      <text:p text:style-name="P5"><text:span text:style-name="T4">2.10</text:span><text:span text:style-name="T3">：后缀数组</text:span></text:p>
      <text:p text:style-name="P5"><text:span text:style-name="T4">2.11</text:span><text:span text:style-name="T3">：块状链表</text:span></text:p>
      <text:p text:style-name="P5"><text:span text:style-name="T4">3</text:span><text:span text:style-name="T3">：图论</text:span></text:p>
      <text:p text:style-name="P5"><text:span text:style-name="T4">3.1</text:span><text:span text:style-name="T3">：图</text:span></text:p>
      <text:p text:style-name="P5"><text:span text:style-name="T4">3.1.1.</text:span><text:span text:style-name="T3">：广度优先遍历</text:span></text:p>
      <text:p text:style-name="P5"><text:span text:style-name="T4">3.1.2.</text:span><text:span text:style-name="T3">：深度优先遍历</text:span></text:p>
      <text:p text:style-name="P5"><text:span text:style-name="T4">3.1.3.</text:span><text:span text:style-name="T3">：拓扑排序</text:span></text:p>
      <text:p text:style-name="P5"><text:span text:style-name="T4">3.1.4.</text:span><text:span text:style-name="T3">：割边割点</text:span></text:p>
      <text:p text:style-name="P5"><text:span text:style-name="T4">3.1.5.</text:span><text:span text:style-name="T3">：强连通分量</text:span></text:p>
      <text:p text:style-name="P5"><text:span text:style-name="T4">3.1.5</text:span><text:span text:style-name="T3">：</text:span><text:span text:style-name="T4">2-SAT</text:span><text:span text:style-name="T3">问题</text:span></text:p>
      <text:p text:style-name="P5"><text:span text:style-name="T4">3.1.6.</text:span><text:span text:style-name="T3">：欧拉回路</text:span></text:p>
      <text:p text:style-name="P5"><text:span text:style-name="T4">3.1.7.</text:span><text:span text:style-name="T3">：哈密顿回路</text:span></text:p>
      <text:p text:style-name="P5"><text:span text:style-name="T4">3.2.</text:span><text:span text:style-name="T3">：最小生成树</text:span></text:p>
      <text:p text:style-name="P5"><text:span text:style-name="T4">3.2.1.</text:span><text:span text:style-name="T3">：</text:span><text:span text:style-name="T4">Prim</text:span><text:span text:style-name="T3">算法</text:span></text:p>
      <text:p text:style-name="P5"><text:span text:style-name="T4">3.2.2.</text:span><text:span text:style-name="T3">：</text:span><text:span text:style-name="T4">Kruskal</text:span><text:span text:style-name="T3">算法</text:span></text:p>
      <text:p text:style-name="P5"><text:span text:style-name="T4">3.2.3.</text:span><text:span text:style-name="T3">：</text:span><text:span text:style-name="T4">Sollin</text:span><text:span text:style-name="T3">算法</text:span></text:p>
      <text:p text:style-name="P5"><text:span text:style-name="T4">3.2.4.</text:span><text:span text:style-name="T3">：次小生成树</text:span></text:p>
      <text:p text:style-name="P5"><text:span text:style-name="T4">3.2.5.</text:span><text:span text:style-name="T3">：第</text:span><text:span text:style-name="T4">k</text:span><text:span text:style-name="T3">小生成树</text:span></text:p>
      <text:p text:style-name="P5"><text:span text:style-name="T4">3.2.6.</text:span><text:span text:style-name="T3">：最优比例生成树</text:span></text:p>
      <text:p text:style-name="P5"><text:span text:style-name="T4">3.2.7.</text:span><text:span text:style-name="T3">：最小树形图</text:span></text:p>
      <text:p text:style-name="P5"><text:span text:style-name="T4">3.2.8.</text:span><text:span text:style-name="T3">：最小度限制生成树</text:span></text:p>
      <text:p text:style-name="P5"><text:span text:style-name="T4">3.2.9.</text:span><text:span text:style-name="T3">：平面点的欧几里德最小生成树</text:span></text:p>
      <text:p text:style-name="P5"><text:span text:style-name="T4">3.2.10.</text:span><text:span text:style-name="T3">：平面点的曼哈顿最小生成树</text:span></text:p>
      <text:p text:style-name="P5"><text:span text:style-name="T4">3.2.11.</text:span><text:span text:style-name="T3">：最小平衡生成树</text:span></text:p>
      <text:p text:style-name="P5"><text:span text:style-name="T4">3.3.</text:span><text:span text:style-name="T3">：最短路径</text:span></text:p>
      <text:p text:style-name="P5"><text:span text:style-name="T4">3.3.1.</text:span><text:span text:style-name="T3">：有向无环图的最短路径</text:span><text:span text:style-name="T4">-&gt;</text:span><text:span text:style-name="T3">拓扑排序</text:span></text:p>
      <text:p text:style-name="P5"><text:span text:style-name="T4">3.3.2.</text:span><text:span text:style-name="T3">：非负权值加权图的最短路径</text:span><text:span text:style-name="T4">-&gt;Dijkstra</text:span><text:span text:style-name="T3">算法</text:span></text:p>
      <text:p text:style-name="P5"><text:span text:style-name="T4">3.3.3.</text:span><text:span text:style-name="T3">：含负权值加权图的最短路径</text:span><text:span text:style-name="T4">-&gt;Bellmanford</text:span><text:span text:style-name="T3">算法</text:span></text:p>
      <text:p text:style-name="P5"><text:span text:style-name="T4">3.3.4.</text:span><text:span text:style-name="T3">：含负权值加权图的最短路径</text:span><text:span text:style-name="T4">-&gt;Spfa</text:span><text:span text:style-name="T3">算法</text:span></text:p>
      <text:p text:style-name="P5"><text:span text:style-name="T4">3.3.5.</text:span><text:span text:style-name="T3">：全源最短路弗洛伊德算法</text:span><text:span text:style-name="T4">Floyd</text:span></text:p>
      <text:p text:style-name="P5"><text:span text:style-name="T4">3.3.6.</text:span><text:span text:style-name="T3">：全源最短路</text:span><text:span text:style-name="T4">Johnson</text:span><text:span text:style-name="T3">算法</text:span></text:p>
      <text:p text:style-name="P5"><text:span text:style-name="T4">3.3.7.</text:span><text:span text:style-name="T3">：次短路径</text:span></text:p>
      <text:p text:style-name="P5"><text:span text:style-name="T4">3.3.8.</text:span><text:span text:style-name="T3">：第</text:span><text:span text:style-name="T4">k</text:span><text:span text:style-name="T3">短路径</text:span></text:p>
      <text:p text:style-name="P5"><text:span text:style-name="T4">3.3.9.</text:span><text:span text:style-name="T3">：差分约束系统</text:span></text:p>
      <text:p text:style-name="P5"><text:span text:style-name="T4">3.3.10.</text:span><text:span text:style-name="T3">：平面点对的最短路径</text:span><text:span text:style-name="T4">(</text:span><text:span text:style-name="T3">优化</text:span><text:span text:style-name="T4">)</text:span></text:p>
      <text:p text:style-name="P5"><text:span text:style-name="T4">3.3.11.</text:span><text:span text:style-name="T3">：双标准限制最短路径</text:span></text:p>
      <text:p text:style-name="P5"><text:span text:style-name="T4">3.4.</text:span><text:span text:style-name="T3">：最大流</text:span></text:p>
      <text:p text:style-name="P5"><text:span text:style-name="T4">3.4.1.</text:span><text:span text:style-name="T3">：增广路</text:span><text:span text:style-name="T4">-&gt;Ford-Fulkerson</text:span><text:span text:style-name="T3">算法</text:span></text:p>
      <text:p text:style-name="P5"><text:span text:style-name="T4">3.4.2.</text:span><text:span text:style-name="T3">：预推流</text:span></text:p>
      <text:p text:style-name="P5"><text:span text:style-name="T4">3.4.3.</text:span><text:span text:style-name="T3">：</text:span><text:span text:style-name="T4">Dinic</text:span><text:span text:style-name="T3">算法</text:span></text:p>
      <text:p text:style-name="P5"><text:span text:style-name="T4">3.4.4.</text:span><text:span text:style-name="T3">：有上下界限制的最大流</text:span></text:p>
      <text:p text:style-name="P5"><text:span text:style-name="T4">3.4.5.</text:span><text:span text:style-name="T3">：节点有限制的网络流</text:span></text:p>
      <text:p text:style-name="P5"><text:span text:style-name="T4">3.4.6.</text:span><text:span text:style-name="T3">：无向图最小割</text:span><text:span text:style-name="T4">-&gt;Stoer-Wagner</text:span><text:span text:style-name="T3">算法</text:span></text:p>
      <text:p text:style-name="P5"><text:soft-page-break/><text:span text:style-name="T4">3.4.7.</text:span><text:span text:style-name="T3">：有向图和无向图的边不交路径</text:span></text:p>
      <text:p text:style-name="P5"><text:span text:style-name="T4">3.4.8.</text:span><text:span text:style-name="T3">：</text:span><text:span text:style-name="T4">Ford-Fulkerson</text:span><text:span text:style-name="T3">迭加算法</text:span></text:p>
      <text:p text:style-name="P5"><text:span text:style-name="T4">3.4.9.</text:span><text:span text:style-name="T3">：含负费用的最小费用最大流</text:span></text:p>
      <text:p text:style-name="P5"><text:span text:style-name="T4">3.5.</text:span><text:span text:style-name="T3">：匹配</text:span></text:p>
      <text:p text:style-name="P5"><text:span text:style-name="T4">3.5.1.</text:span><text:span text:style-name="T3">：</text:span><text:span text:style-name="T4">Hungary</text:span><text:span text:style-name="T3">算法</text:span></text:p>
      <text:p text:style-name="P5"><text:span text:style-name="T4">3.5.2.</text:span><text:span text:style-name="T3">：最小点覆盖</text:span></text:p>
      <text:p text:style-name="P5"><text:span text:style-name="T4">3.5.3.</text:span><text:span text:style-name="T3">：最小路径覆盖</text:span></text:p>
      <text:p text:style-name="P5"><text:span text:style-name="T4">3.5.4.</text:span><text:span text:style-name="T3">：最大独立集问题</text:span></text:p>
      <text:p text:style-name="P5"><text:span text:style-name="T4">3.5.5.</text:span><text:span text:style-name="T3">：二分图最优完备匹配</text:span><text:span text:style-name="T4">Kuhn-Munkras</text:span><text:span text:style-name="T3">算法</text:span></text:p>
      <text:p text:style-name="P5"><text:span text:style-name="T4">3.5.6.</text:span><text:span text:style-name="T3">：一般图的最大基数匹配</text:span></text:p>
      <text:p text:style-name="P5"><text:span text:style-name="T4">3.5.7.</text:span><text:span text:style-name="T3">：一般图的赋权匹配问题</text:span></text:p>
      <text:p text:style-name="P5"><text:span text:style-name="T4">4</text:span><text:span text:style-name="T3">：搜索</text:span></text:p>
      <text:p text:style-name="P5"><text:span text:style-name="T4">5</text:span><text:span text:style-name="T3">：计算几何：</text:span></text:p>
      <text:p text:style-name="P5"><text:span text:style-name="T4">5.1</text:span><text:span text:style-name="T3">基本公式</text:span></text:p>
      <text:p text:style-name="P5"><text:span text:style-name="T4">5.1.1</text:span><text:span text:style-name="T3">：叉乘</text:span></text:p>
      <text:p text:style-name="P5"><text:span text:style-name="T4">5.1.2</text:span><text:span text:style-name="T3">：点乘</text:span></text:p>
      <text:p text:style-name="P5"><text:span text:style-name="T4">5.1.3</text:span><text:span text:style-name="T3">：常见形状的面积、周长、体积公式</text:span></text:p>
      <text:p text:style-name="P5"><text:span text:style-name="T4">5.2</text:span><text:span text:style-name="T3">：线段</text:span></text:p>
      <text:p text:style-name="P5"><text:span text:style-name="T4">5.2.1</text:span><text:span text:style-name="T3">：判断两线段（一直线、一线段）是否相交</text:span></text:p>
      <text:p text:style-name="P5"><text:span text:style-name="T4">5.2.2</text:span><text:span text:style-name="T3">：求两线段的交点</text:span></text:p>
      <text:p text:style-name="P5"><text:span text:style-name="T4">5.3</text:span><text:span text:style-name="T3">：多边形</text:span></text:p>
      <text:p text:style-name="P5"><text:span text:style-name="T4">5.3.1</text:span><text:span text:style-name="T3">：判定凸多边形</text:span><text:span text:style-name="T4">,</text:span><text:span text:style-name="T3">顶点按顺时针或逆时针给出</text:span><text:span text:style-name="T4">,(</text:span></text:p>
      <text:p text:style-name="P5"><text:span text:style-name="T4">)</text:span><text:span text:style-name="T3">允许相邻边共线</text:span></text:p>
      <text:p text:style-name="P5"><text:span text:style-name="T4">5.3.2</text:span><text:span text:style-name="T3">：判点在凸多边形内或多边形边上</text:span><text:span text:style-name="T4">,</text:span><text:span text:style-name="T3">顶点按顺时针或逆时针给出</text:span></text:p>
      <text:p text:style-name="P5"><text:span text:style-name="T4">5.3.3</text:span><text:span text:style-name="T3">：判点在凸多边形内</text:span><text:span text:style-name="T4">,</text:span><text:span text:style-name="T3">顶点按顺时针或逆时针给出</text:span><text:span text:style-name="T4">,</text:span><text:span text:style-name="T3">在多边形边上返回</text:span><text:span text:style-name="T4">0</text:span></text:p>
      <text:p text:style-name="P5"><text:span text:style-name="T4">5.3.4</text:span><text:span text:style-name="T3">：判点在任意多边形内</text:span><text:span text:style-name="T4">,</text:span><text:span text:style-name="T3">顶点按顺时针或逆时针给出</text:span></text:p>
      <text:p text:style-name="P5"><text:span text:style-name="T4">5.3.5</text:span><text:span text:style-name="T3">：判线段在任意多边形内</text:span><text:span text:style-name="T4">,</text:span><text:span text:style-name="T3">顶点按顺时针或逆时针给出</text:span><text:span text:style-name="T4">,</text:span><text:span text:style-name="T3">与边界相交返回</text:span><text:span text:style-name="T4">1</text:span></text:p>
      <text:p text:style-name="P5"><text:span text:style-name="T4">5.3.6</text:span><text:span text:style-name="T3">：多边形重心</text:span></text:p>
      <text:p text:style-name="P5"><text:span text:style-name="T4">5.3.7</text:span><text:span text:style-name="T3">：多边形切割</text:span><text:span text:style-name="T4">(</text:span><text:span text:style-name="T3">半平面交</text:span><text:span text:style-name="T4">)</text:span></text:p>
      <text:p text:style-name="P5"><text:span text:style-name="T4">5.4</text:span><text:span text:style-name="T3">：三角形</text:span></text:p>
      <text:p text:style-name="P5"><text:span text:style-name="T4">5.4.1</text:span><text:span text:style-name="T3">：内心</text:span></text:p>
      <text:p text:style-name="P5"><text:span text:style-name="T4">5.4.2</text:span><text:span text:style-name="T3">：外心</text:span></text:p>
      <text:p text:style-name="P5"><text:span text:style-name="T4">5.4.3</text:span><text:span text:style-name="T3">：重心</text:span></text:p>
      <text:p text:style-name="P5"><text:span text:style-name="T4">5.4.4</text:span><text:span text:style-name="T3">：垂心</text:span></text:p>
      <text:p text:style-name="P5"><text:span text:style-name="T4">5.4.5</text:span><text:span text:style-name="T3">：费马点</text:span></text:p>
      <text:p text:style-name="P5"><text:span text:style-name="T4">5.5</text:span><text:span text:style-name="T3">：圆</text:span></text:p>
      <text:p text:style-name="P5"><text:span text:style-name="T4">5.5.1</text:span><text:span text:style-name="T3">：判直线和圆相交</text:span><text:span text:style-name="T4">,</text:span><text:span text:style-name="T3">包括相切</text:span></text:p>
      <text:p text:style-name="P5"><text:span text:style-name="T4">5.5.2</text:span><text:span text:style-name="T3">：判线段和圆相交</text:span><text:span text:style-name="T4">,</text:span><text:span text:style-name="T3">包括端点和相切</text:span></text:p>
      <text:p text:style-name="P5"><text:span text:style-name="T4">5.5.3</text:span><text:span text:style-name="T3">：判圆和圆相交</text:span><text:span text:style-name="T4">,</text:span><text:span text:style-name="T3">包括相切</text:span></text:p>
      <text:p text:style-name="P5"><text:span text:style-name="T4">5.5.4</text:span><text:span text:style-name="T3">：计算圆上到点</text:span><text:span text:style-name="T4">p</text:span><text:span text:style-name="T3">最近点</text:span><text:span text:style-name="T4">,</text:span><text:span text:style-name="T3">如</text:span><text:span text:style-name="T4">p</text:span><text:span text:style-name="T3">与圆心重合</text:span><text:span text:style-name="T4">,</text:span><text:span text:style-name="T3">返回</text:span><text:span text:style-name="T4">p</text:span><text:span text:style-name="T3">本身</text:span></text:p>
      <text:p text:style-name="P5"><text:span text:style-name="T4">5.5.5</text:span><text:span text:style-name="T3">：计算直线与圆的交点</text:span><text:span text:style-name="T4">,</text:span><text:span text:style-name="T3">保证直线与圆有交点</text:span></text:p>
      <text:p text:style-name="P5"><text:span text:style-name="T4">5.5.6</text:span><text:span text:style-name="T3">：计算线段与圆的交点可用这个函数后判点是否在线段上</text:span></text:p>
      <text:p text:style-name="P5"><text:span text:style-name="T4">5.5.7</text:span><text:span text:style-name="T3">：计算圆与圆的交点</text:span><text:span text:style-name="T4">,</text:span><text:span text:style-name="T3">保证圆与圆有交点</text:span><text:span text:style-name="T4">,</text:span><text:span text:style-name="T3">圆心不重合</text:span></text:p>
      <text:p text:style-name="P5"><text:soft-page-break/><text:span text:style-name="T4">5.5.8</text:span><text:span text:style-name="T3">：计算两圆的内外公切线</text:span></text:p>
      <text:p text:style-name="P5"><text:span text:style-name="T4">5.5.9</text:span><text:span text:style-name="T3">：计算线段到圆的切点</text:span></text:p>
      <text:p text:style-name="P5"><text:span text:style-name="T4">5.6</text:span><text:span text:style-name="T3">：经典问题</text:span></text:p>
      <text:p text:style-name="P5"><text:span text:style-name="T4">5.6.1</text:span><text:span text:style-name="T3">：平面凸包</text:span></text:p>
      <text:p text:style-name="P5"><text:span text:style-name="T4">5.6.2</text:span><text:span text:style-name="T3">：三维凸包</text:span></text:p>
      <text:p text:style-name="P5"><text:span text:style-name="T4">5.6.3</text:span><text:span text:style-name="T3">：</text:span><text:span text:style-name="T4">Delaunay</text:span><text:span text:style-name="T3">剖分</text:span><text:span text:style-name="T4">/Voronoi</text:span><text:span text:style-name="T3">图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DejaVu Sans1" style:font-size-asian="10.5pt" style:language-asian="zh" style:country-asian="CN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微软用户</meta:initial-creator>
    <dc:creator>ismdeep </dc:creator>
    <meta:editing-cycles>13</meta:editing-cycles>
    <meta:creation-date>2012-04-25T07:35:00</meta:creation-date>
    <dc:date>2012-11-29T14:28:47</dc:date>
    <meta:editing-duration>PT4M36S</meta:editing-duration>
    <meta:generator>LibreOffice/3.6$Linux_x86 LibreOffice_project/360m1$Build-2</meta:generator>
    <meta:document-statistic meta:table-count="0" meta:image-count="0" meta:object-count="0" meta:page-count="9" meta:paragraph-count="345" meta:word-count="2885" meta:character-count="7730" meta:non-whitespace-character-count="6676"/>
    <meta:user-defined meta:name="AppVersion">14.0000</meta:user-defined>
    <meta:user-defined meta:name="Company">微软中国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